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1" svg:font-family="Arial" style:font-family-generic="swiss"/>
    <style:font-face style:name="Arial" svg:font-family="Arial" style:font-family-generic="roman" style:font-pitch="variable"/>
    <style:font-face style:name="Helvetica Neue" svg:font-family="'Helvetica Neue'" style:font-family-generic="roman" style:font-pitch="variable"/>
    <style:font-face style:name="Arimo" svg:font-family="Arimo"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office:font-face-decls>
  <office:automatic-styles>
    <style:style style:name="P1" style:family="paragraph" style:parent-style-name="Standard">
      <style:paragraph-properties fo:text-align="center" style:justify-single-word="false">
        <style:tab-stops>
          <style:tab-stop style:position="3in" style:type="center"/>
          <style:tab-stop style:position="6in" style:type="right"/>
        </style:tab-stops>
      </style:paragraph-properties>
    </style:style>
    <style:style style:name="P2" style:family="paragraph" style:parent-style-name="Standard">
      <style:text-properties fo:font-weight="bold" style:font-weight-asian="bold"/>
    </style:style>
    <style:style style:name="P3" style:family="paragraph" style:parent-style-name="Standard">
      <style:paragraph-properties fo:line-height="100%"/>
      <style:text-properties fo:font-weight="bold" style:font-weight-asian="bold"/>
    </style:style>
    <style:style style:name="P4" style:family="paragraph" style:parent-style-name="Standard" style:list-style-name="WWNum11"/>
    <style:style style:name="P5" style:family="paragraph" style:parent-style-name="Standard" style:list-style-name="WWNum12"/>
    <style:style style:name="P6" style:family="paragraph" style:parent-style-name="Standard" style:list-style-name="WWNum4"/>
    <style:style style:name="P7" style:family="paragraph" style:parent-style-name="Standard" style:list-style-name="WWNum1"/>
    <style:style style:name="P8" style:family="paragraph" style:parent-style-name="Standard" style:list-style-name="WWNum13"/>
    <style:style style:name="P9" style:family="paragraph" style:parent-style-name="Standard" style:list-style-name="WWNum2"/>
    <style:style style:name="P10" style:family="paragraph" style:parent-style-name="Standard" style:list-style-name="WWNum5"/>
    <style:style style:name="P11" style:family="paragraph" style:parent-style-name="Standard" style:list-style-name="WWNum6"/>
    <style:style style:name="P12" style:family="paragraph" style:parent-style-name="Standard" style:list-style-name="WWNum8"/>
    <style:style style:name="P13" style:family="paragraph" style:parent-style-name="Standard" style:list-style-name="WWNum7"/>
    <style:style style:name="P14" style:family="paragraph" style:parent-style-name="Standard" style:list-style-name="WWNum9"/>
    <style:style style:name="P15" style:family="paragraph" style:parent-style-name="Standard" style:list-style-name="WWNum3"/>
    <style:style style:name="P16" style:family="paragraph" style:parent-style-name="Standard" style:list-style-name="WWNum10"/>
    <style:style style:name="P17" style:family="paragraph" style:parent-style-name="Standard">
      <style:paragraph-properties fo:margin-left="0.25in" fo:margin-right="0in" fo:line-height="100%" fo:text-indent="0in" style:auto-text-indent="false"/>
      <style:text-properties style:font-name="Helvetica Neue" fo:font-size="12pt" style:font-name-asian="Helvetica Neue1" style:font-size-asian="12pt" style:font-name-complex="Helvetica Neue1" style:font-size-complex="12pt"/>
    </style:style>
    <style:style style:name="P18" style:family="paragraph" style:parent-style-name="Standard">
      <style:paragraph-properties fo:margin-left="0.25in" fo:margin-right="0in" fo:line-height="100%" fo:text-indent="0in" style:auto-text-indent="false"/>
      <style:text-properties style:font-name="Helvetica Neue" fo:font-size="12pt" fo:font-weight="bold" style:font-name-asian="Helvetica Neue1" style:font-size-asian="12pt" style:font-weight-asian="bold" style:font-name-complex="Helvetica Neue1" style:font-size-complex="12pt"/>
    </style:style>
    <style:style style:name="P19" style:family="paragraph" style:parent-style-name="Title" style:master-page-name="Standard">
      <style:paragraph-properties style:page-number="auto"/>
    </style:style>
    <style:style style:name="P20" style:family="paragraph" style:parent-style-name="Title">
      <style:text-properties fo:font-size="10pt" style:font-size-asian="10pt" style:font-size-complex="10pt"/>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style:text-underline-style="solid" style:text-underline-width="auto" style:text-underline-color="font-color" fo:font-weight="bold" style:font-weight-asian="bold"/>
    </style:style>
    <style:style style:name="T6"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rgsjutnt23wj"/><text:span text:style-name="T2">Jason Laumeister</text:span><text:tab/><text:tab/><text:tab/><text:tab/><text:tab/><text:tab/><text:span text:style-name="T2">jason.laumeister@gmail.com</text:span></text:p>
      <text:p text:style-name="P20"><text:bookmark text:name="_lvs30vh03miq"/>Software Engineering and Architecture, Full Stack<text:tab/><text:tab/><text:tab/><text:span text:style-name="T2">https://www.jasonlaumeister.com</text:span></text:p>
      <text:p text:style-name="P20"><text:bookmark text:name="_9yhokl1uyalr"/>Engineering Project and Team Management<text:tab/><text:tab/><text:tab/><text:tab/><text:span text:style-name="T2">https://github.com/jason-laumeister</text:span></text:p>
      <text:p text:style-name="P20"><text:bookmark text:name="_s7qeyt4irozt"/>Professional Services and Technical Consultant</text:p>
      <text:p text:style-name="Standard"/>
      <text:list xml:id="list6547794401703080557" text:style-name="Outline">
        <text:list-item>
          <text:h text:style-name="Heading_20_1" text:outline-level="1"><text:bookmark text:name="_ctjols73lobk"/>Areas of Experience:</text:h>
        </text:list-item>
      </text:list>
      <text:list xml:id="list2309685774271469965" text:style-name="WWNum11">
        <text:list-item>
          <text:p text:style-name="P4">CIAM (Customer Identity and Access Management) and Best Practices</text:p>
        </text:list-item>
        <text:list-item>
          <text:p text:style-name="P4">High Availability REST API and Database Systems</text:p>
        </text:list-item>
        <text:list-item>
          <text:p text:style-name="P4">eCommerce, Checkout, and Financial Systems</text:p>
        </text:list-item>
        <text:list-item>
          <text:p text:style-name="P4">3d Printing and Custom Manufacturing Applications</text:p>
        </text:list-item>
        <text:list-item>
          <text:p text:style-name="P4">Multi-Vendor System Integrations</text:p>
        </text:list-item>
        <text:list-item>
          <text:p text:style-name="P4">Large Scale Product Merchandising and Catalog Systems</text:p>
        </text:list-item>
        <text:list-item>
          <text:p text:style-name="P4">Decentralized Blockchain Applications </text:p>
        </text:list-item>
        <text:list-item>
          <text:p text:style-name="P4">App Developer of “Design Within Reach” - <text:span text:style-name="T5">Webby Awards 2013 Nominee</text:span>, Mobile Shopping Apps</text:p>
        </text:list-item>
      </text:list>
      <text:p text:style-name="Standard"/>
      <text:list xml:id="list2125141233" text:continue-list="list6547794401703080557" text:style-name="Outline">
        <text:list-item>
          <text:h text:style-name="Heading_20_1" text:outline-level="1"><text:bookmark text:name="_o8qulpo2zi78"/>Technologies:</text:h>
        </text:list-item>
      </text:list>
      <text:list xml:id="list3889631481284838619" text:style-name="WWNum12">
        <text:list-item>
          <text:p text:style-name="P5">LAMP (Linux, Apache, MySQL, PHP), Nginx, PostgreSQL, NoSQL</text:p>
        </text:list-item>
        <text:list-item>
          <text:p text:style-name="P5">JavaScript, HTML, CSS, JSON, AJAX</text:p>
        </text:list-item>
        <text:list-item>
          <text:p text:style-name="P5">jQuery, Angular, React, Node.js, Prototype, Bootstrap</text:p>
        </text:list-item>
        <text:list-item>
          <text:p text:style-name="P5"><text:bookmark text:name="_gjdgxs"/>C#, C++, Ruby, Python, SQL, XML, Java</text:p>
        </text:list-item>
        <text:list-item>
          <text:p text:style-name="P5">Linux, OS X, iOS, Android, Windows</text:p>
        </text:list-item>
        <text:list-item>
          <text:p text:style-name="P5">Bitcoin, Ethereum, Cryptocurrency</text:p>
        </text:list-item>
      </text:list>
      <text:p text:style-name="Standard"/>
      <text:list xml:id="list2146009564" text:continue-list="list2125141233" text:style-name="Outline">
        <text:list-item>
          <text:h text:style-name="Heading_20_1" text:outline-level="1"><text:bookmark text:name="_2sqprzi9z82l"/>Employment History:</text:h>
          <text:list>
            <text:list-item>
              <text:h text:style-name="Heading_20_2" text:outline-level="2">Software Systems Architect, Software Engineer (contract)</text:h>
            </text:list-item>
            <text:list-item>
              <text:h text:style-name="Heading_20_2" text:outline-level="2">October 2017 to March 2018</text:h>
            </text:list-item>
          </text:list>
        </text:list-item>
      </text:list>
      <text:list xml:id="list8129356533859777546" text:style-name="WWNum4">
        <text:list-item>
          <text:p text:style-name="P6">Lead systems architect for financial services portal designs.</text:p>
        </text:list-item>
        <text:list-item>
          <text:p text:style-name="P6">Led five person engineering team.</text:p>
        </text:list-item>
        <text:list-item>
          <text:p text:style-name="P6">Full stack design, including Angular front end, PostgreSQL and Java back end.</text:p>
        </text:list-item>
        <text:list-item>
          <text:p text:style-name="P6">Single sign on integration with third party financial data providers, including Yodlee and Albridge.</text:p>
        </text:list-item>
        <text:list-item>
          <text:p text:style-name="P6">IAM integration (OpenIAM).</text:p>
        </text:list-item>
      </text:list>
      <text:p text:style-name="Standard"/>
      <text:list xml:id="list692730573" text:continue-list="list2146009564" text:style-name="Outline">
        <text:list-item>
          <text:list>
            <text:list-item>
              <text:h text:style-name="Heading_20_2" text:outline-level="2">Software Systems Architect, Senior Software Engineer (contract)</text:h>
            </text:list-item>
            <text:list-item>
              <text:h text:style-name="Heading_20_2" text:outline-level="2">June 2017 to October 2017</text:h>
            </text:list-item>
          </text:list>
        </text:list-item>
      </text:list>
      <text:list xml:id="list911729814" text:continue-list="list8129356533859777546" text:style-name="WWNum4">
        <text:list-item>
          <text:p text:style-name="P6">CIAM project consultant for Persistent Systems, a global technology services company.</text:p>
        </text:list-item>
        <text:list-item>
          <text:p text:style-name="P6">Consulted on mesh networked sensor devices project.</text:p>
        </text:list-item>
        <text:list-item>
          <text:p text:style-name="P6">Designed software for remote internet enabled GPS sensor network to track agricultural resources and equipment in the field. Used for resource real-time accounting and anti-theft.</text:p>
        </text:list-item>
        <text:list-item>
          <text:p text:style-name="P6">Prototyped decentralized blockchain application for secure energy trading within ad hoc network of local energy producers and consumers. </text:p>
        </text:list-item>
      </text:list>
      <text:p text:style-name="Standard"/>
      <text:list xml:id="list845002343" text:continue-list="list692730573" text:style-name="Outline">
        <text:list-item>
          <text:list>
            <text:list-item>
              <text:h text:style-name="Heading_20_2" text:outline-level="2"><text:bookmark text:name="_tdj126uag4am"/>Lead Technical Consultant, Professional Services - Gigya</text:h>
            </text:list-item>
            <text:list-item>
              <text:h text:style-name="Heading_20_2" text:outline-level="2"><text:bookmark text:name="_elggp1jbjpqk"/>August 2014 to June 2017</text:h>
            </text:list-item>
          </text:list>
        </text:list-item>
      </text:list>
      <text:list xml:id="list342860980" text:continue-list="list911729814" text:style-name="WWNum4">
        <text:list-item>
          <text:p text:style-name="P6">Consulted directly with internal and external customer engineering teams to design and implement large scale CIAM (Customer Identity and Access Management) projects. </text:p>
        </text:list-item>
        <text:list-item>
          <text:p text:style-name="P6">Gigya’s first professional services hire (lead technical projects consultant). Helped to build out department, create documentation and procedures, and train new engineers.</text:p>
        </text:list-item>
        <text:list-item>
          <text:p text:style-name="P6">Customer projects include those for Turner, General Electric, Sony, iRobot, Campbell Soup Company, KPMG, Time Warner, Fox, Marriott, NCAA, PGA, NBA, NFL, TBS, TNT, TCM, CNN, Adult Swim, American Heart Association, Hallmark, AGL Energy, News Life Media, American Kennel Club, Universal Music Group, Wacom, and others. </text:p>
        </text:list-item>
        <text:list-item>
          <text:p text:style-name="P6">Oversaw integrations between CIAM systems, Advertising and Data Management Platforms, CRM, ESP, and Data Exchange Services (Adobe, Salesforce, Magento, Drupal, Krux, Constant Contact, MailChimp, Marketo, Silverpop, Epsilon).</text:p>
        </text:list-item>
        <text:list-item>
          <text:p text:style-name="P6">Helped author customer facing instructional videos and product documentation. <text:s/></text:p>
        </text:list-item>
      </text:list>
      <text:p text:style-name="Standard"/>
      <text:list xml:id="list463705749" text:continue-list="list845002343" text:style-name="Outline">
        <text:list-item>
          <text:list>
            <text:list-item>
              <text:h text:style-name="Heading_20_2" text:outline-level="2"><text:soft-page-break/>Senior Projects Engineer - BeyondCore (startup)</text:h>
            </text:list-item>
            <text:list-item>
              <text:h text:style-name="Heading_20_2" text:outline-level="2"><text:bookmark text:name="_r1q78fbt3q73"/>April 2014 to August 2014</text:h>
            </text:list-item>
          </text:list>
        </text:list-item>
      </text:list>
      <text:list xml:id="list2129691917" text:continue-list="list342860980" text:style-name="WWNum4">
        <text:list-item>
          <text:p text:style-name="P6">Independent projects, reporting directly to CTO. </text:p>
        </text:list-item>
        <text:list-item>
          <text:p text:style-name="P6">Designed and authored system security and admin tools, and secure release procedures.</text:p>
        </text:list-item>
        <text:list-item>
          <text:p text:style-name="P6">Developed interfaces for external data sources including SQL and NoSQL. </text:p>
        </text:list-item>
      </text:list>
      <text:p text:style-name="P2"/>
      <text:list xml:id="list1319944260" text:continue-list="list463705749" text:style-name="Outline">
        <text:list-item>
          <text:list>
            <text:list-item>
              <text:h text:style-name="Heading_20_2" text:outline-level="2">Director of Software Engineering - Treofab (contract, startup)</text:h>
            </text:list-item>
            <text:list-item>
              <text:h text:style-name="Heading_20_2" text:outline-level="2"><text:bookmark text:name="_vg3vayi1kshj"/>September 2013 to March 2014</text:h>
            </text:list-item>
          </text:list>
        </text:list-item>
      </text:list>
      <text:list xml:id="list5718895109747275366" text:style-name="WWNum1">
        <text:list-item>
          <text:p text:style-name="P7">Managed remote engineering teams and coordinated software development for 3d Printing and custom manufacturing projects.</text:p>
        </text:list-item>
        <text:list-item>
          <text:p text:style-name="P7">Coauthored patent “3 Dimensional Manufactured Object Application Builder”, 2013 Treofab</text:p>
        </text:list-item>
        <text:list-item>
          <text:p text:style-name="P7">Designed and implemented high volume REST API services running on Amazon Web Services (AWS) S3, EC2, and RDS. Written in PHP and C++ and consumed by mobile and web clients.</text:p>
        </text:list-item>
        <text:list-item>
          <text:p text:style-name="P7">Software to calculate in real-time how much it costs to 3d print an object from CAD/STL files based on size, calculated volume, surface area, and target materials.</text:p>
        </text:list-item>
        <text:list-item>
          <text:p text:style-name="P7">Web and mobile graphical 3d object editors written in JavaScript, webGL, HTML5, and Unity</text:p>
        </text:list-item>
        <text:list-item>
          <text:p text:style-name="P7">Custom shopping cart, checkout and payments systems that show calculated product prices in real time based on user selection of object scale, materials, custom options, and target manufacturing company.</text:p>
        </text:list-item>
        <text:list-item>
          <text:p text:style-name="P7">eCommerce accounting systems that include flexible contract royalty calculations.</text:p>
        </text:list-item>
        <text:list-item>
          <text:p text:style-name="P7">International currency conversion using current exchange rates. <text:s/></text:p>
        </text:list-item>
        <text:list-item>
          <text:p text:style-name="P7">API integrations with the ordering and pricing systems at external 3d manufacturing partners including Shapeways, 3DPrintUK, and i.materialise.</text:p>
        </text:list-item>
        <text:list-item>
          <text:p text:style-name="P7">Partner Portal where 3d Printing Service Bureaus can access their printing queues and orders.</text:p>
        </text:list-item>
      </text:list>
      <text:p text:style-name="P3"/>
      <text:list xml:id="list494944100" text:continue-list="list1319944260" text:style-name="Outline">
        <text:list-item>
          <text:list>
            <text:list-item>
              <text:h text:style-name="Heading_20_2" text:outline-level="2">API Projects Manager, Senior Software Engineer - Tocata / Revel Touch (startup)</text:h>
            </text:list-item>
            <text:list-item>
              <text:h text:style-name="Heading_20_2" text:outline-level="2"><text:bookmark text:name="_ppl831f124l9"/>March 2012 to September 2013</text:h>
            </text:list-item>
          </text:list>
        </text:list-item>
      </text:list>
      <text:list xml:id="list8180808059054873736" text:style-name="WWNum13">
        <text:list-item>
          <text:p text:style-name="P8">App Developer of “Design Within Reach” - <text:span text:style-name="T5">Webby Awards 2013 Nominee</text:span><text:bookmark text:name="_GoBack"/> in Mobile Shopping Apps category</text:p>
        </text:list-item>
      </text:list>
      <text:list xml:id="list7511068071473377512" text:style-name="WWNum2">
        <text:list-item>
          <text:p text:style-name="P9">Responsible for high volume REST API services consumed by iOS, Android, and HTML5 apps. </text:p>
        </text:list-item>
        <text:list-item>
          <text:p text:style-name="P9">Consulted directly with Fortune 1000 merchandisers to integrate their product data, shopping cart, and web services with Tocata mobile catalog apps and API services.</text:p>
        </text:list-item>
      </text:list>
      <text:p text:style-name="Standard"/>
      <text:list xml:id="list1019163659" text:continue-list="list494944100" text:style-name="Outline">
        <text:list-item>
          <text:list>
            <text:list-item>
              <text:h text:style-name="Heading_20_2" text:outline-level="2">Senior Software Engineer - iWin</text:h>
            </text:list-item>
            <text:list-item>
              <text:h text:style-name="Heading_20_2" text:outline-level="2"><text:bookmark text:name="_shl7gqb8o9u9"/>August 2011 to March 2012</text:h>
            </text:list-item>
          </text:list>
        </text:list-item>
      </text:list>
      <text:list xml:id="list5476500227578896259" text:style-name="WWNum5">
        <text:list-item>
          <text:p text:style-name="P10">Helped brand a casual game site in partnership with Pogo and Electronic Arts. </text:p>
        </text:list-item>
        <text:list-item>
          <text:p text:style-name="P10">Developed web UI in HTML5, JavaScript, and CSS3 (Java/Tomcat).</text:p>
        </text:list-item>
      </text:list>
      <text:p text:style-name="Standard"/>
      <text:list xml:id="list451888131" text:continue-list="list1019163659" text:style-name="Outline">
        <text:list-item>
          <text:list>
            <text:list-item>
              <text:h text:style-name="Heading_20_2" text:outline-level="2">Monetization Systems and API Design - Adknowledge</text:h>
            </text:list-item>
            <text:list-item>
              <text:h text:style-name="Heading_20_2" text:outline-level="2"><text:bookmark text:name="_102vhbnha6az"/>February 2010 to August 2011</text:h>
            </text:list-item>
          </text:list>
        </text:list-item>
      </text:list>
      <text:list xml:id="list7397026833316462795" text:style-name="WWNum6">
        <text:list-item>
          <text:p text:style-name="P11">Responsible for creating monetization, payment processing, and advertising systems for social game applications running on social networks like Facebook and Myspace. </text:p>
        </text:list-item>
      </text:list>
      <text:p text:style-name="Standard"/>
      <text:list xml:id="list1079481715" text:continue-list="list451888131" text:style-name="Outline">
        <text:list-item>
          <text:list>
            <text:list-item>
              <text:h text:style-name="Heading_20_2" text:outline-level="2">Social Game Design and Monetization - SGN (startup)</text:h>
            </text:list-item>
            <text:list-item>
              <text:h text:style-name="Heading_20_2" text:outline-level="2"><text:bookmark text:name="_o0f67b7an7q2"/>October 2008 to February 2010</text:h>
            </text:list-item>
          </text:list>
        </text:list-item>
      </text:list>
      <text:list xml:id="list8743998170224757658" text:style-name="WWNum8">
        <text:list-item>
          <text:p text:style-name="P12">Developed Facebook and Myspace casual social games. </text:p>
        </text:list-item>
        <text:list-item>
          <text:p text:style-name="P12">Designed new content, promotions, and virtual goods. </text:p>
        </text:list-item>
        <text:list-item>
          <text:p text:style-name="P12">Integrated 3<text:span text:style-name="T6">rd</text:span> party advertising and payment processing systems.</text:p>
        </text:list-item>
        <text:list-item>
          <text:p text:style-name="P12">Designed mechanics of in-game virtual economies and markets with multiple currencies. </text:p>
        </text:list-item>
        <text:list-item>
          <text:p text:style-name="P12">Programmed social network authentication and viral messaging. </text:p>
        </text:list-item>
      </text:list>
      <text:list xml:id="list605173939" text:continue-list="list1079481715" text:style-name="Outline">
        <text:list-item>
          <text:list>
            <text:list-item>
              <text:h text:style-name="Heading_20_2" text:outline-level="2">Senior Software Engineer - Tinyprints (startup)</text:h>
            </text:list-item>
            <text:list-item>
              <text:h text:style-name="Heading_20_2" text:outline-level="2"><text:bookmark text:name="_txzbeueatg3e"/>July 2007 to September 2008</text:h>
            </text:list-item>
          </text:list>
        </text:list-item>
      </text:list>
      <text:list xml:id="list373680371" text:continue-list="list2129691917" text:style-name="WWNum4">
        <text:list-item>
          <text:p text:style-name="P6">3<text:span text:style-name="T6">rd</text:span> engineering hire instrumental in defining company engineering best practices, repeatable release processes, software documentation, and coding standards. </text:p>
        </text:list-item>
        <text:list-item>
          <text:p text:style-name="P6">Authored eCommerce systems, shopping cart and order processing, coupon promotions and gift certificate systems. </text:p>
        </text:list-item>
      </text:list>
      <text:p text:style-name="Standard"/>
      <text:list xml:id="list901651359" text:continue-list="list605173939" text:style-name="Outline">
        <text:list-item>
          <text:list>
            <text:list-item>
              <text:h text:style-name="Heading_20_2" text:outline-level="2">Senior Software Engineer - Yahoo Autos (contract)</text:h>
            </text:list-item>
            <text:list-item>
              <text:h text:style-name="Heading_20_2" text:outline-level="2"><text:bookmark text:name="_tpcnftemj0oe"/>October 2006 to July 2007</text:h>
            </text:list-item>
          </text:list>
        </text:list-item>
      </text:list>
      <text:list xml:id="list6296997874230551177" text:style-name="WWNum7">
        <text:list-item>
          <text:p text:style-name="P13">Pioneered the use of content management systems at Yahoo Autos.</text:p>
        </text:list-item>
        <text:list-item>
          <text:p text:style-name="P13"><text:soft-page-break/>The Green Center and International Auto Show sites <text:span text:style-name="T2">set new Yahoo Autos record</text:span> at more than 1.5 million page views per day at peak.</text:p>
        </text:list-item>
        <text:list-item>
          <text:p text:style-name="P13">Responsible for Autos RSS feeds displayed on Yahoo front page.</text:p>
        </text:list-item>
      </text:list>
      <text:p text:style-name="Standard"/>
      <text:list xml:id="list1107617271" text:continue-list="list901651359" text:style-name="Outline">
        <text:list-item>
          <text:list>
            <text:list-item>
              <text:h text:style-name="Heading_20_2" text:outline-level="2">Owner, Engineering Manager - PygmyElephant (startup)</text:h>
            </text:list-item>
            <text:list-item>
              <text:h text:style-name="Heading_20_2" text:outline-level="2"><text:bookmark text:name="_y4i256hl00zc"/>September 2005 to November 2006</text:h>
            </text:list-item>
          </text:list>
        </text:list-item>
      </text:list>
      <text:list xml:id="list6359674182808683759" text:style-name="WWNum9">
        <text:list-item>
          <text:p text:style-name="P14">Designed a SAS framework to quickly develop custom web applications [LAMP]. </text:p>
        </text:list-item>
      </text:list>
      <text:p text:style-name="Standard"/>
      <text:list xml:id="list1033061291" text:continue-list="list1107617271" text:style-name="Outline">
        <text:list-item>
          <text:list>
            <text:list-item>
              <text:h text:style-name="Heading_20_2" text:outline-level="2">Owner, Engineering Manager, Senior Software Engineer - Boulder Creek Software</text:h>
            </text:list-item>
            <text:list-item>
              <text:h text:style-name="Heading_20_2" text:outline-level="2"><text:bookmark text:name="_av77vsfe2tai"/>November 1990 to January 2006</text:h>
            </text:list-item>
          </text:list>
        </text:list-item>
      </text:list>
      <text:p text:style-name="Standard"/>
      <text:p text:style-name="P17">Managed contract software engineering for more than 70 projects for Fortune 1000 companies, the State of California, and the U.S. Federal Government. </text:p>
      <text:p text:style-name="Standard"/>
      <text:p text:style-name="P18">Project Highlights:</text:p>
      <text:list xml:id="list5948281302951768344" text:style-name="WWNum3">
        <text:list-item>
          <text:p text:style-name="P15"><text:span text:style-name="T2">U.S. Federal Government</text:span> - Battlefield Mobile Fingerprint Scanning and Identification App</text:p>
        </text:list-item>
        <text:list-item>
          <text:p text:style-name="P15"><text:span text:style-name="T2">U. S. Department of Energy</text:span> - Hazardous and Radioactive Materials Tracking System</text:p>
        </text:list-item>
        <text:list-item>
          <text:p text:style-name="P15"><text:span text:style-name="T2">Pacific Gas and Electric Co.</text:span> - Energy Contracts and Accounting System, <text:span text:style-name="T2">1.2 billion dollars</text:span></text:p>
        </text:list-item>
        <text:list-item>
          <text:p text:style-name="P15"><text:span text:style-name="T2">State of California USGS</text:span> - Earthquake Mapping System</text:p>
        </text:list-item>
        <text:list-item>
          <text:p text:style-name="P15"><text:span text:style-name="T2">Ford Motor Company</text:span> <text:s/>- Internet Automotive Warranty System, <text:span text:style-name="T2">26 million vehicles</text:span></text:p>
        </text:list-item>
        <text:list-item>
          <text:p text:style-name="P15"><text:span text:style-name="T2">Stanford University</text:span> - Interactive Television System Firmware Operating System</text:p>
        </text:list-item>
        <text:list-item>
          <text:p text:style-name="P15"><text:span text:style-name="T2">ETRADE</text:span> - Event and Resources Scheduling Software</text:p>
        </text:list-item>
        <text:list-item>
          <text:p text:style-name="P15"><text:span text:style-name="T2">Exponent</text:span> - Automotive Air-bag Control Software</text:p>
        </text:list-item>
        <text:list-item>
          <text:p text:style-name="P15"><text:span text:style-name="T2">EPRI</text:span> (Electric Power Research Institute) - Web-based Reporting and Graphing Application</text:p>
        </text:list-item>
        <text:list-item>
          <text:p text:style-name="P15"><text:span text:style-name="T2">Ford Motor Company</text:span> - Internet Class Action Lawsuit Database, <text:span text:style-name="T2">50 million claimants</text:span></text:p>
        </text:list-item>
        <text:list-item>
          <text:p text:style-name="P15"><text:span text:style-name="T2">Hewlett Packard</text:span> - Sales and Customer Support Systems Development</text:p>
        </text:list-item>
        <text:list-item>
          <text:p text:style-name="P15"><text:span text:style-name="T2">Molecular Devices Corporation</text:span> - Chemistry Process Automation, <text:span text:style-name="T2">50+ laboratories worldwide</text:span> </text:p>
        </text:list-item>
        <text:list-item>
          <text:p text:style-name="P15"><text:span text:style-name="T2">Rush</text:span> - Oil Industry Pipeline, Equipment, and Processes Management Software</text:p>
        </text:list-item>
        <text:list-item>
          <text:p text:style-name="P15"><text:span text:style-name="T2">Charles Schwab</text:span> - Sales and Commissions Support System</text:p>
        </text:list-item>
        <text:list-item>
          <text:p text:style-name="P15"><text:span text:style-name="T2">Applied Materials</text:span> - Engineering Documentation and ECO Management System, <text:span text:style-name="T2">1 billion dollars inventory</text:span></text:p>
        </text:list-item>
        <text:list-item>
          <text:p text:style-name="P15"><text:span text:style-name="T2">Ocular Sciences</text:span> - Contact Lens Manufacturing and Accounting Software</text:p>
        </text:list-item>
        <text:list-item>
          <text:p text:style-name="P15"><text:span text:style-name="T2">CellularOne</text:span> - Marketing Reports System</text:p>
        </text:list-item>
        <text:list-item>
          <text:p text:style-name="P15"><text:span text:style-name="T2">Bay Microfilm</text:span> - Imaging Software and Utilities Development</text:p>
        </text:list-item>
        <text:list-item>
          <text:p text:style-name="P15"><text:span text:style-name="T2">Varian</text:span> - Warehouse Management and Inventory System</text:p>
        </text:list-item>
        <text:list-item>
          <text:p text:style-name="P15"><text:span text:style-name="T2">Sun Microsystems</text:span> - Engineering Customer Support Software</text:p>
        </text:list-item>
        <text:list-item>
          <text:p text:style-name="P15"><text:span text:style-name="T2">Deloitte and Touche</text:span> - Help Desk Support Software</text:p>
        </text:list-item>
      </text:list>
      <text:p text:style-name="Standard"/>
      <text:list xml:id="list2101155279" text:continue-list="list1033061291" text:style-name="Outline">
        <text:list-item>
          <text:list>
            <text:list-item>
              <text:h text:style-name="Heading_20_2" text:outline-level="2">Software Engineer - Caere Corporation</text:h>
            </text:list-item>
            <text:list-item>
              <text:h text:style-name="Heading_20_2" text:outline-level="2"><text:bookmark text:name="_18i4ir51bzed"/>July 1987 to October 1990</text:h>
            </text:list-item>
          </text:list>
        </text:list-item>
      </text:list>
      <text:list xml:id="list7942405242940689966" text:style-name="WWNum10">
        <text:list-item>
          <text:p text:style-name="P16">Optical character and image recognition systems engineering.</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1" svg:font-family="Arial" style:font-family-generic="swiss"/>
    <style:font-face style:name="Arial" svg:font-family="Arial" style:font-family-generic="roman" style:font-pitch="variable"/>
    <style:font-face style:name="Helvetica Neue" svg:font-family="'Helvetica Neue'" style:font-family-generic="roman" style:font-pitch="variable"/>
    <style:font-face style:name="Arimo" svg:font-family="Arimo"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fo:color="#000000" fo:font-size="10pt" fo:language="en" fo:country="none" style:font-size-asian="10pt" style:language-asian="en" style:country-asian="US" style:font-size-complex="10pt" style:language-complex="ar" style:country-complex="SA"/>
    </style:default-style>
    <style:default-style style:family="paragraph">
      <style:paragraph-properties fo:line-height="115%" fo:hyphenation-ladder-count="no-limit" fo:padding="0in" fo:border="none" style:text-autospace="ideograph-alpha" style:punctuation-wrap="hanging" style:line-break="strict" style:tab-stop-distance="0.5in" style:writing-mode="page"/>
      <style:text-properties fo:color="#000000" style:font-name="Arial" fo:font-size="10pt" fo:language="en" fo:country="none" style:font-name-asian="Arial2" style:font-size-asian="10pt" style:language-asian="en" style:country-asian="US" style:font-name-complex="Arial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9pt"/>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in" fo:margin-bottom="0.1201in" fo:line-height="100%" fo:keep-together="always" fo:keep-with-next="always"/>
      <style:text-properties fo:font-size="15pt" fo:font-weight="bold" style:font-size-asian="15pt" style:font-weight-asian="bold" style:font-size-complex="15pt"/>
    </style:style>
    <style:style style:name="Heading_20_2" style:display-name="Heading 2" style:family="paragraph" style:parent-style-name="Standard" style:next-style-name="Text_20_body" style:default-outline-level="2" style:list-style-name="Outline" style:class="text">
      <style:paragraph-properties fo:line-height="100%" fo:keep-together="always" fo:keep-with-next="always"/>
      <style:text-properties fo:font-size="12pt" fo:font-weight="bold" style:font-size-asian="12pt" style:font-weight-asian="bold" style:font-size-complex="12pt"/>
    </style:style>
    <style:style style:name="Heading_20_3" style:display-name="Heading 3" style:family="paragraph" style:parent-style-name="Standard" style:next-style-name="Text_20_body" style:default-outline-level="3" style:list-style-name="Outline" style:class="text">
      <style:paragraph-properties fo:margin-top="0.222in" fo:margin-bottom="0.0555in"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1945in" fo:margin-bottom="0.0555in"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1665in" fo:margin-bottom="0.0555in" fo:keep-together="always" fo:keep-with-next="always"/>
      <style:text-properties fo:color="#666666" fo:font-size="11pt"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1665in" fo:margin-bottom="0.0555in" fo:keep-together="always" fo:keep-with-next="always"/>
      <style:text-properties fo:color="#666666" fo:font-size="11pt" fo:font-style="italic" style:font-size-asian="11pt" style:font-style-asian="italic" style:font-size-complex="11pt"/>
    </style:style>
    <style:style style:name="Title" style:family="paragraph" style:parent-style-name="Standard"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14pt" fo:font-weight="bold" style:font-size-asian="14pt" style:font-weight-asian="bold" style:font-size-complex="14pt" style:font-weight-complex="bold"/>
    </style:style>
    <style:style style:name="Subtitle" style:family="paragraph" style:parent-style-name="Standard"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font-size="15pt" fo:font-style="italic" style:font-size-asian="15pt" style:font-style-asian="italic" style:font-size-complex="15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ListLabel_20_1" style:display-name="ListLabel 1" style:family="text">
      <style:text-properties style:font-name-asian="Arial2" style:font-name-complex="Arial2"/>
    </style:style>
    <style:style style:name="ListLabel_20_2" style:display-name="ListLabel 2"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text-align="center" style:justify-single-word="false">
        <style:tab-stops>
          <style:tab-stop style:position="3in" style:type="center"/>
          <style:tab-stop style:position="6in" style:type="right"/>
        </style:tab-stops>
      </style:paragraph-properties>
    </style:style>
    <style:style style:name="MT1" style:family="text">
      <style:text-properties fo:font-style="italic" style:font-style-asian="italic"/>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text:span text:style-name="MT1">resume of Jason Laumeister <text:s/>- <text:s/>page </text:span><text:page-number text:select-page="current">3</text:page-number><text:span text:style-name="MT1"> of </text:span><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ason Laumeister</dc:creator>
    <meta:editing-cycles>9</meta:editing-cycles>
    <meta:print-date>2018-01-15T23:46:00</meta:print-date>
    <meta:creation-date>2017-11-07T13:49:00</meta:creation-date>
    <dc:date>2018-04-03T13:57:17</dc:date>
    <meta:editing-duration>PT38M18S</meta:editing-duration>
    <meta:generator>OpenOffice/4.1.5$Unix OpenOffice.org_project/415m1$Build-9789</meta:generator>
    <meta:document-statistic meta:table-count="0" meta:image-count="0" meta:object-count="0" meta:page-count="3" meta:paragraph-count="118" meta:word-count="1255" meta:character-count="858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